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</style:style>
    <style:style style:name="T2" style:parent-style-name="Textoennegrita" style:family="text">
      <style:text-properties style:font-name="Open Sans" style:font-name-complex="Open Sans" fo:font-weight="normal" style:font-weight-asian="normal" style:font-weight-complex="normal" fo:color="#000000" fo:font-size="10.5pt" style:font-size-asian="10.5pt" style:font-size-complex="10.5pt" fo:background-color="#FFFFFF"/>
    </style:style>
    <style:style style:name="P3" style:parent-style-name="Normal" style:family="paragraph">
      <style:paragraph-properties fo:text-align="justify"/>
    </style:style>
    <style:style style:name="T4" style:parent-style-name="Textoennegrita" style:family="text">
      <style:text-properties style:font-name="Open Sans" style:font-name-complex="Open Sans" fo:font-weight="normal" style:font-weight-asian="normal" style:font-weight-complex="normal" fo:color="#000000" fo:font-size="10.5pt" style:font-size-asian="10.5pt" style:font-size-complex="10.5pt" fo:background-color="#FFFFFF"/>
    </style:style>
    <style:style style:name="T5" style:parent-style-name="Textoennegrita" style:family="text">
      <style:text-properties style:font-name="Open Sans" style:font-name-complex="Open Sans" fo:font-weight="normal" style:font-weight-asian="normal" style:font-weight-complex="normal" fo:color="#000000" fo:font-size="10.5pt" style:font-size-asian="10.5pt" style:font-size-complex="10.5pt" fo:background-color="#FFFFFF"/>
    </style:style>
    <style:style style:name="T6" style:parent-style-name="Textoennegrita" style:family="text">
      <style:text-properties style:font-name="Open Sans" style:font-name-complex="Open Sans" fo:font-weight="normal" style:font-weight-asian="normal" style:font-weight-complex="normal" fo:color="#000000" fo:font-size="10.5pt" style:font-size-asian="10.5pt" style:font-size-complex="10.5pt" fo:background-color="#FFFFFF"/>
    </style:style>
    <style:style style:name="T7" style:parent-style-name="Textoennegrita" style:family="text">
      <style:text-properties style:font-name="Open Sans" style:font-name-complex="Open Sans" fo:font-weight="normal" style:font-weight-asian="normal" style:font-weight-complex="normal" fo:color="#000000" fo:font-size="10.5pt" style:font-size-asian="10.5pt" style:font-size-complex="10.5pt" fo:background-color="#FFFFFF"/>
    </style:style>
    <style:style style:name="T8" style:parent-style-name="Textoennegrita" style:family="text">
      <style:text-properties style:font-name="Open Sans" style:font-name-complex="Open Sans" fo:font-weight="normal" style:font-weight-asian="normal" style:font-weight-complex="normal" fo:color="#000000" fo:font-size="10.5pt" style:font-size-asian="10.5pt" style:font-size-complex="10.5pt" fo:background-color="#FFFFFF"/>
    </style:style>
    <style:style style:name="T9" style:parent-style-name="Textoennegrita" style:family="text">
      <style:text-properties style:font-name="Open Sans" style:font-name-complex="Open Sans" fo:font-weight="normal" style:font-weight-asian="normal" style:font-weight-complex="normal" fo:color="#000000" fo:font-size="10.5pt" style:font-size-asian="10.5pt" style:font-size-complex="10.5pt" fo:background-color="#FFFFFF"/>
    </style:style>
    <style:style style:name="T10" style:parent-style-name="Textoennegrita" style:family="text">
      <style:text-properties style:font-name="Open Sans" style:font-name-complex="Open Sans" fo:font-weight="normal" style:font-weight-asian="normal" style:font-weight-complex="normal" fo:color="#000000" fo:font-size="10.5pt" style:font-size-asian="10.5pt" style:font-size-complex="10.5pt" fo:background-color="#FFFFFF"/>
    </style:style>
    <style:style style:name="T11" style:parent-style-name="Textoennegrita" style:family="text">
      <style:text-properties style:font-name="Open Sans" style:font-name-complex="Open Sans" fo:font-weight="normal" style:font-weight-asian="normal" style:font-weight-complex="normal" fo:color="#000000" fo:font-size="10.5pt" style:font-size-asian="10.5pt" style:font-size-complex="10.5pt" fo:background-color="#FFFFFF"/>
    </style:style>
    <style:style style:name="T12" style:parent-style-name="Textoennegrita" style:family="text">
      <style:text-properties style:font-name="Open Sans" style:font-name-complex="Open Sans" fo:font-weight="normal" style:font-weight-asian="normal" style:font-weight-complex="normal" fo:color="#000000" fo:font-size="10.5pt" style:font-size-asian="10.5pt" style:font-size-complex="10.5pt" fo:background-color="#FFFFFF"/>
    </style:style>
    <style:style style:name="T13" style:parent-style-name="Textoennegrita" style:family="text">
      <style:text-properties style:font-name="Open Sans" style:font-name-complex="Open Sans" fo:font-weight="normal" style:font-weight-asian="normal" style:font-weight-complex="normal" fo:color="#000000" fo:font-size="10.5pt" style:font-size-asian="10.5pt" style:font-size-complex="10.5pt" fo:background-color="#FFFFFF"/>
    </style:style>
    <style:style style:name="T14" style:parent-style-name="Textoennegrita" style:family="text">
      <style:text-properties style:font-name="Open Sans" style:font-name-complex="Open Sans" fo:font-weight="normal" style:font-weight-asian="normal" style:font-weight-complex="normal" fo:color="#000000" fo:font-size="10.5pt" style:font-size-asian="10.5pt" style:font-size-complex="10.5pt" fo:background-color="#FFFFFF"/>
    </style:style>
    <style:style style:name="T15" style:parent-style-name="Textoennegrita" style:family="text">
      <style:text-properties style:font-name="Open Sans" style:font-name-complex="Open Sans" fo:font-weight="normal" style:font-weight-asian="normal" style:font-weight-complex="normal" fo:color="#000000" fo:font-size="10.5pt" style:font-size-asian="10.5pt" style:font-size-complex="10.5pt" fo:background-color="#FFFFFF"/>
    </style:style>
    <style:style style:name="T16" style:parent-style-name="Textoennegrita" style:family="text">
      <style:text-properties style:font-name="Open Sans" style:font-name-complex="Open Sans" fo:font-weight="normal" style:font-weight-asian="normal" style:font-weight-complex="normal" fo:color="#000000" fo:font-size="10.5pt" style:font-size-asian="10.5pt" style:font-size-complex="10.5pt" fo:background-color="#FFFFFF"/>
    </style:style>
    <style:style style:name="P17" style:parent-style-name="Normal" style:family="paragraph">
      <style:paragraph-properties fo:text-align="justify"/>
    </style:style>
    <style:style style:name="P18" style:parent-style-name="Normal" style:family="paragraph">
      <style:paragraph-properties fo:text-align="justify"/>
    </style:style>
    <style:style style:name="P19" style:parent-style-name="Normal" style:family="paragraph">
      <style:paragraph-properties fo:text-align="justify"/>
    </style:style>
    <style:style style:name="P20" style:parent-style-name="Párrafodelista" style:list-style-name="LFO1" style:family="paragraph">
      <style:paragraph-properties fo:text-align="justify"/>
    </style:style>
    <style:style style:name="P21" style:parent-style-name="Párrafodelista" style:list-style-name="LFO1" style:family="paragraph">
      <style:paragraph-properties fo:text-align="justify"/>
    </style:style>
    <style:style style:name="P22" style:parent-style-name="Párrafodelista" style:list-style-name="LFO1" style:family="paragraph">
      <style:paragraph-properties fo:text-align="justify"/>
    </style:style>
    <style:style style:name="P23" style:parent-style-name="Párrafodelista" style:list-style-name="LFO1" style:family="paragraph">
      <style:paragraph-properties fo:text-align="justify"/>
    </style:style>
    <style:style style:name="P24" style:parent-style-name="Párrafodelista" style:list-style-name="LFO1" style:family="paragraph">
      <style:paragraph-properties fo:text-align="justify"/>
    </style:style>
    <style:style style:name="P25" style:parent-style-name="Normal" style:family="paragraph">
      <style:paragraph-properties fo:text-align="justify"/>
    </style:style>
    <style:style style:name="P26" style:parent-style-name="Normal" style:family="paragraph">
      <style:paragraph-properties fo:text-align="justify"/>
    </style:style>
    <style:style style:name="P27" style:parent-style-name="Normal" style:family="paragraph">
      <style:paragraph-properties fo:text-align="justify"/>
    </style:style>
    <style:style style:name="P28" style:parent-style-name="Normal" style:family="paragraph">
      <style:paragraph-properties fo:text-align="justify"/>
    </style:style>
    <style:style style:name="P29" style:parent-style-name="Normal" style:family="paragraph">
      <style:paragraph-properties fo:text-align="justify"/>
    </style:style>
    <style:style style:name="P30" style:parent-style-name="Normal" style:family="paragraph">
      <style:paragraph-properties fo:text-align="justify"/>
    </style:style>
    <style:style style:name="P31" style:parent-style-name="Normal" style:family="paragraph">
      <style:paragraph-properties fo:text-align="justify"/>
    </style:style>
    <style:style style:name="P32" style:parent-style-name="Normal" style:family="paragraph">
      <style:paragraph-properties fo:text-align="justify"/>
    </style:style>
    <style:style style:name="P33" style:parent-style-name="Normal" style:family="paragraph">
      <style:paragraph-properties fo:text-align="justify"/>
    </style:style>
    <style:style style:name="P34" style:parent-style-name="Párrafodelista" style:list-style-name="LFO1" style:family="paragraph">
      <style:paragraph-properties fo:text-align="justify"/>
    </style:style>
    <style:style style:name="P35" style:parent-style-name="Párrafodelista" style:list-style-name="LFO1" style:family="paragraph">
      <style:paragraph-properties fo:text-align="justify"/>
    </style:style>
    <style:style style:name="P36" style:parent-style-name="Párrafodelista" style:list-style-name="LFO1" style:family="paragraph">
      <style:paragraph-properties fo:text-align="justify"/>
    </style:style>
    <style:style style:name="P37" style:parent-style-name="Párrafodelista" style:list-style-name="LFO1" style:family="paragraph">
      <style:paragraph-properties fo:text-align="justify"/>
    </style:style>
    <style:style style:name="P38" style:parent-style-name="Párrafodelista" style:list-style-name="LFO1" style:family="paragraph">
      <style:paragraph-properties fo:text-align="justify"/>
    </style:style>
    <style:style style:name="P39" style:parent-style-name="Párrafodelista" style:list-style-name="LFO1" style:family="paragraph">
      <style:paragraph-properties fo:text-align="justify"/>
    </style:style>
    <style:style style:name="P40" style:parent-style-name="Párrafodelista" style:list-style-name="LFO1" style:family="paragraph">
      <style:paragraph-properties fo:text-align="justify"/>
    </style:style>
    <style:style style:name="P41" style:parent-style-name="Normal" style:family="paragraph">
      <style:paragraph-properties fo:text-align="justify"/>
    </style:style>
    <style:style style:name="P42" style:parent-style-name="Normal" style:family="paragraph">
      <style:paragraph-properties fo:text-align="justify"/>
    </style:style>
    <style:style style:name="P43" style:parent-style-name="Normal" style:family="paragraph">
      <style:paragraph-properties fo:text-align="justify"/>
    </style:style>
    <style:style style:name="P44" style:parent-style-name="Normal" style:family="paragraph">
      <style:paragraph-properties fo:text-align="justify"/>
    </style:style>
  </office:automatic-styles>
  <office:body>
    <office:text text:use-soft-page-breaks="true">
      <text:p text:style-name="P1"><text:span text:style-name="T2">¿Qué es Bill maker?</text:span></text:p>
      <text:p text:style-name="P3"><text:span text:style-name="T4">Bill maker es una aplicación web pensada para mejorar la gestión<text:s/></text:span><text:span text:style-name="T5">administrativa,</text:span><text:span text:style-name="T6"><text:s/>principalmente dirigida a la al área de facturación y presupuestación de una empresa, siendo el target principal autónomos y<text:s/></text:span><text:span text:style-name="T7">pymes, que</text:span><text:span text:style-name="T8"><text:s/>necesiten<text:s/></text:span><text:span text:style-name="T9">actualizar la forma de generar y realizar un seguimientos de facturas y presupuestos. La aplicación también ofrecerá la oportunidad de obtener tops de productos<text:s/></text:span><text:span text:style-name="T10">más</text:span><text:span text:style-name="T11"><text:s/>vendidos, clientes con mayor facturación y/o presupuestación, y en el caso de ser un grupo<text:s/></text:span><text:span text:style-name="T12">con una cantidad media de trabajadores, obtener al trabajador con mayor<text:s/></text:span><text:span text:style-name="T13">actividad. Todas</text:span><text:span text:style-name="T14"><text:s/>estas funciones serán principales/básicas que tendrá la aplicación,<text:s/></text:span><text:span text:style-name="T15">más</text:span><text:span text:style-name="T16"><text:s/>adelante se explicara el desarrollo cronológico y los objetivos de futuro que se tiene pensado.</text:span></text:p>
      <text:p text:style-name="P17">¿Cómo surgió Bill maker?</text:p>
      <text:p text:style-name="P18">La principal motivación<text:s/>por la que surge crear a Bill maker,<text:s/>es crear una herramienta<text:s/>electrónica<text:s/>que ayude a automatizar la<text:s/>gestión empresarial, ya que esta gestión contribuye<text:s/>al éxito o fracaso de un negocio, y deshacerse del antiguo método de “papel y boli”, aunque sea viejo pero fiable no es fiable, formal versátil al 100% frente a la demanda un cliente, ya que esté con el tiempo se degrada, pierde o mal interpreta.<text:s/></text:p>
      <text:p text:style-name="P19">Otro<text:s/>motivo<text:s/>muy importante es<text:s/>ofrecer la posibilidad<text:s/>de crear facturas y/o presupuestos de una forma fácil, rápida, sencilla y que se pueda realizar un seguimiento de estos, obteniendo información<text:s/>con la cual podemos dar respuesta a las siguientes preguntas:</text:p>
      <text:list text:style-name="LFO1" text:continue-numbering="true">
        <text:list-item>
          <text:p text:style-name="P20">¿Quién lo ha generado?</text:p>
        </text:list-item>
        <text:list-item>
          <text:p text:style-name="P21">¿Quién lo solicito?</text:p>
        </text:list-item>
        <text:list-item>
          <text:p text:style-name="P22">¿Qué se solicitó?</text:p>
        </text:list-item>
        <text:list-item>
          <text:p text:style-name="P23">¿Se ha aprobado?</text:p>
        </text:list-item>
        <text:list-item>
          <text:p text:style-name="P24">¿Por qué se ha rechazado?</text:p>
        </text:list-item>
      </text:list>
      <text:p text:style-name="P25">Estos dos motivos impulsaron a la creación de Bill maker, la actualización y automatización de los antiguos<text:s/>métodos<text:s/>de gestión empresarial</text:p>
      <text:p text:style-name="P26">¿Cómo se tiene planeado el desarrollo de mil maker?</text:p>
      <text:p text:style-name="P27">¿<text:s/>Bill<text:s/>maker<text:s/>está<text:s/>abierto a su propia<text:s/>actualización?</text:p>
      <text:p text:style-name="P28">¿fases de desarrollo de<text:s/>Bill<text:s/>maker?</text:p>
      <text:p text:style-name="P29"><text:tab/>Fases en las se tiene pensado desarrollar el proyecto y la visión final que se tiene</text:p>
      <text:p text:style-name="P30">¿Cómo funcionara el prototipo de Bill maker?</text:p>
      <text:p text:style-name="P31">¿ que hace diferente a Bill maker?</text:p>
      <text:p text:style-name="P32">¿las compañías grandes ya tienen estos sistemas?</text:p>
      <text:p text:style-name="P33">Desarrollo de<text:s/>Bill<text:s/>maker</text:p>
      <text:list text:style-name="LFO1" text:continue-numbering="true">
        <text:list-item>
          <text:p text:style-name="P34">Tecnologías<text:s/></text:p>
        </text:list-item>
        <text:list-item>
          <text:p text:style-name="P35">Librerías</text:p>
        </text:list-item>
        <text:list-item>
          <text:p text:style-name="P36">Como se usara estas tecnologías</text:p>
        </text:list-item>
        <text:list-item>
          <text:p text:style-name="P37">Mapas, perfiles,<text:s/>funcionamientos, diagramas , uml</text:p>
        </text:list-item>
        <text:list-item>
          <text:p text:style-name="P38">Recursos necesarios</text:p>
        </text:list-item>
        <text:list-item>
          <text:p text:style-name="P39">Donde este alojado</text:p>
        </text:list-item>
        <text:list-item>
          <text:p text:style-name="P40">Despliegue<text:s/></text:p>
        </text:list-item>
      </text:list>
      <text:p text:style-name="P41">Recursos que necesitara<text:s/>Bill <text:s/>maker</text:p>
      <text:soft-page-break/>
      <text:p text:style-name="P42">Despliegue de<text:s/>Bill<text:s/>maker</text:p>
      <text:p text:style-name="P43">Vista para el futuro de Bill maker</text:p>
      <text:p text:style-name="P44">Intrusión<text:s/>de tecnologías adicionales o sustitutiva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ehoshua Zuñiga Salinas</meta:initial-creator>
    <dc:creator>Yehoshua Zuñiga Salinas</dc:creator>
    <meta:creation-date>2022-05-19T00:50:00Z</meta:creation-date>
    <dc:date>2022-05-19T12:10:00Z</dc:date>
    <meta:template xlink:href="Normal.dotm" xlink:type="simple"/>
    <meta:editing-cycles>4</meta:editing-cycles>
    <meta:editing-duration>PT6480S</meta:editing-duration>
    <meta:document-statistic meta:page-count="2" meta:paragraph-count="4" meta:word-count="368" meta:character-count="2393" meta:row-count="16" meta:non-whitespace-character-count="2029"/>
  </office:meta>
</office:document-meta>
</file>